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Ubuntu" svg:font-family="Ubuntu" style:font-adornments="Standard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>
      <style:text-properties fo:font-style="normal" style:font-style-asian="normal" style:font-style-complex="normal"/>
    </style:style>
    <style:style style:name="P7" style:family="paragraph" style:parent-style-name="Text_20_body" style:list-style-name="L2">
      <style:text-properties fo:font-style="normal" style:font-style-asian="normal" style:font-style-complex="normal"/>
    </style:style>
    <style:style style:name="P8" style:family="paragraph" style:parent-style-name="Text_20_body" style:list-style-name="L3">
      <style:text-properties fo:font-style="normal" style:font-style-asian="normal" style:font-style-complex="normal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Heading_20_2">
      <style:paragraph-properties fo:break-before="pag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inema Paradiso</text:h>
      <text:p text:style-name="P2">Progetto per il corso di Tecnologie Web - A.A. 2010-2011</text:p>
      <text:p text:style-name="P2"><text:span text:style-name="T2">Autori</text:span>: Alessandro Benetti, Alberto Maragno, Nicola Moretto</text:p>
      <text:table-of-content text:style-name="Sect1" text:protected="true" text:name="Indice generale1">
        <text:table-of-content-source text:outline-level="10" text:use-outline-level="false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5">Presentazione<text:tab/>2</text:p>
          <text:p text:style-name="P4">Il contenuto<text:tab/>2</text:p>
          <text:p text:style-name="P4">La destinazione<text:tab/>2</text:p>
          <text:p text:style-name="P5">Progettazione<text:tab/>2</text:p>
          <text:p text:style-name="P4">Organizzazione dei contenuti<text:tab/>2</text:p>
          <text:p text:style-name="P4">Layout e navigazione<text:tab/>2</text:p>
          <text:p text:style-name="P4">Accessibilità<text:tab/>2</text:p>
          <text:p text:style-name="P5">Realizzazione<text:tab/>3</text:p>
          <text:p text:style-name="P4">HTML<text:tab/>3</text:p>
          <text:p text:style-name="P4">CSS<text:tab/>3</text:p>
          <text:p text:style-name="P4">Accessibilità<text:tab/>3</text:p>
          <text:p text:style-name="P5">Verifica<text:tab/>3</text:p>
        </text:index-body>
      </text:table-of-content>
      <text:p text:style-name="Standard"/>
      <text:h text:style-name="P13" text:outline-level="2">Presentazione</text:h>
      <text:h text:style-name="Heading_20_3" text:outline-level="3">Il contenuto</text:h>
      <text:p text:style-name="Text_20_body">Il progetto <text:span text:style-name="T2">Cinema Paradiso</text:span><text:span text:style-name="T3"> consiste in un sito web per un cinema fittizio, che offra ai propri visitatori la possibilità di:</text:span></text:p>
      <text:list xml:id="list379480955" text:style-name="L1">
        <text:list-item>
          <text:p text:style-name="P6">ottenere informazioni sul cinema (locazione, orari di apertura, tariffe, ...)</text:p>
        </text:list-item>
        <text:list-item>
          <text:p text:style-name="P6">consultare agevolmente la programmazione giornaliera e settimanale</text:p>
        </text:list-item>
        <text:list-item>
          <text:p text:style-name="P6">conoscere in anticipo le pellicole in uscita</text:p>
        </text:list-item>
        <text:list-item>
          <text:p text:style-name="P6">consultare schede dettagliate su ciascun film (in programmazione o in uscita)</text:p>
        </text:list-item>
      </text:list>
      <text:list xml:id="list1491099338" text:style-name="L2">
        <text:list-item>
          <text:p text:style-name="P7">prenotare online i biglietti (solo per utenti registrati)</text:p>
        </text:list-item>
      </text:list>
      <text:p text:style-name="P3">I visitatori del sito che lo desiderino possono registrare un account, che offre la possibilità di prenotare gratuitamente online i biglietti di spettacoli a cui desiderino assistere.</text:p>
      <text:h text:style-name="Heading_20_3" text:outline-level="3">La destinazione</text:h>
      <text:p text:style-name="P3">Il sito si rivolge a classi di utenti diversificate (frequentatori occasionali o abituali del cinema), ma fortemente localizzati nella zona geografica ove risiede il cinema stesso.</text:p>
      <text:h text:style-name="Heading_20_2" text:outline-level="2">Progettazione</text:h>
      <text:h text:style-name="Heading_20_3" text:outline-level="3">Organizzazione dei contenuti</text:h>
      <text:list xml:id="list699478060" text:style-name="L3">
        <text:list-item>
          <text:p text:style-name="P9">Struttura del sito (gerarchica con mappa annessa)</text:p>
        </text:list-item>
        <text:list-item>
          <text:p text:style-name="P9">Individuazione e organizzazione dei <text:span text:style-name="T2">contenuti</text:span></text:p>
        </text:list-item>
        <text:list-item>
          <text:p text:style-name="P8">Sporadica duplicazione delle informazioni (programmazione) per far fronte a diverse esigenze informative dell'utente</text:p>
        </text:list-item>
      </text:list>
      <text:h text:style-name="Heading_20_3" text:outline-level="3">Layout e navigazione</text:h>
      <text:list xml:id="list1175237103" text:style-name="L4">
        <text:list-item>
          <text:p text:style-name="P10">Orientamento dell'utente</text:p>
        </text:list-item>
        <text:list-item>
          <text:p text:style-name="P10">Layout fluido (unità misura em - %)</text:p>
        </text:list-item>
      </text:list>
      <text:p text:style-name="Text_20_body">La scelta del font principale è ricaduta su <text:span text:style-name="T2">Verdana</text:span>: tale font è incluso in Windows<text:note text:id="ftn0" text:note-class="footnote"><text:note-citation>1</text:note-citation><text:note-body><text:p text:style-name="Footnote"><text:a xlink:type="simple" xlink:href="http://en.wikipedia.org/wiki/List_of_Microsoft_Windows_fonts">List of Microsoft Windows fonts</text:a>. Da <text:span text:style-name="T1">Wikipedia, The Free Encyclopedia</text:span></text:p></text:note-body></text:note> e MacOS<text:note text:id="ftn1" text:note-class="footnote"><text:note-citation>2</text:note-citation><text:note-body><text:p text:style-name="Footnote"><text:a xlink:type="simple" xlink:href="http://en.wikipedia.org/w/index.php?title=List_of_typefaces_included_with_Mac_OS_X">List of typefaces included with Mac OS X</text:a>. Da <text:span text:style-name="T1">Wikipedia, The Free Encyclopedia</text:span></text:p></text:note-body></text:note> ed è <text:s/>disponibile e abbastanza diffuso anche in ambiente Unix/Linux<text:note text:id="ftn2" text:note-class="footnote"><text:note-citation>3</text:note-citation><text:note-body><text:p text:style-name="Footnote"><text:a xlink:type="simple" xlink:href="http://www.codestyle.org/css/font-family/sampler-LinuxResultsFull.shtml">Full Linux and Unix font survey result</text:a>. Da <text:span text:style-name="T2">codestyle.org</text:span></text:p></text:note-body></text:note>; qualora non sia presente in Unix/Linux o in versioni datate di MacOS abbiamo rispettivamente ritenuto <text:span text:style-name="T2">DejaVu Sans</text:span> e <text:span text:style-name="T2">Lucida Grande</text:span> delle alternative valide e altrettanto diffuse per i sistemi citati; qualora infine entrambi i font siano assenti, verrà utilizzato un qualsiasi carattere <text:span text:style-name="T2">sans-serif</text:span>.</text:p>
      <text:h text:style-name="Heading_20_3" text:outline-level="3">Accessibilità</text:h>
      <text:p text:style-name="Text_20_body">Le scelte progettuali inerenti l'accessibilità...</text:p>
      <text:list xml:id="list2128417127" text:style-name="L5">
        <text:list-item>
          <text:p text:style-name="P11">Sezione dedicata nella pagina informazioni</text:p>
        </text:list-item>
        <text:list-item>
          <text:p text:style-name="P11">Link salta contenuto</text:p>
        </text:list-item>
        <text:list-item>
          <text:p text:style-name="P11">Contenuti testuali alternativi (<text:a xlink:type="simple" xlink:href="http://www.w3.org/Translations/WCAG20-it/Overview.html">link</text:a>)</text:p>
        </text:list-item>
        <text:list-item>
          <text:p text:style-name="P11"><text:soft-page-break/>Fogli di stile multipli</text:p>
        </text:list-item>
        <text:list-item>
          <text:p text:style-name="P11">Javascript non invasivo</text:p>
        </text:list-item>
        <text:list-item>
          <text:p text:style-name="P11">Uso non esclusivo colore per veicolare informazioni</text:p>
        </text:list-item>
        <text:list-item>
          <text:p text:style-name="P11">Indicazione esplicita contenuti in lingua straniera</text:p>
        </text:list-item>
        <text:list-item>
          <text:p text:style-name="P11">Uso tabella solo per prenotazioni</text:p>
        </text:list-item>
        <text:list-item>
          <text:p text:style-name="P11">Menu di navigazione accessibile (<text:span text:style-name="T2">accesskey</text:span><text:span text:style-name="T3"> numeriche per evitare conflitto con browser – tabulazione predefinita – link adiacenti separati mediante pipe '|'</text:span>)</text:p>
        </text:list-item>
        <text:list-item>
          <text:p text:style-name="P11">Leggibilità contenuto: uso frequente di elenchi e interlinea ampi</text:p>
        </text:list-item>
        <text:list-item>
          <text:p text:style-name="P11">Immagini: locandine parte del contenuto informativo</text:p>
        </text:list-item>
      </text:list>
      <text:h text:style-name="Heading_20_2" text:outline-level="2">Realizzazione</text:h>
      <text:h text:style-name="Heading_20_3" text:outline-level="3">HTML</text:h>
      <text:h text:style-name="Heading_20_3" text:outline-level="3">CSS</text:h>
      <text:h text:style-name="Heading_20_3" text:outline-level="3">Accessibilità</text:h>
      <text:h text:style-name="Heading_20_2" text:outline-level="2">Verifica</text:h>
      <text:list xml:id="list1971302449" text:style-name="L6">
        <text:list-item>
          <text:p text:style-name="P12">Sistemi operativi (Windows, Linux)</text:p>
        </text:list-item>
        <text:list-item>
          <text:p text:style-name="P12">Browser (IE, Firefox, Opera, Safari, testual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Ubuntu" svg:font-family="Ubuntu" style:font-adornments="Standard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O" fo:font-size="11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nux Libertine O" fo:font-size="20pt" fo:font-weight="bold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List" style:family="paragraph" style:parent-style-name="Text_20_body" style:class="list">
      <style:text-properties style:font-name="Linux Libertine O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nux Libertine 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size="12pt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variant="small-caps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5cm" fo:text-align="start" style:justify-single-word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" fo:font-size="9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 </meta:initial-creator>
    <meta:creation-date>2011-08-16T11:56:21</meta:creation-date>
    <dc:date>2011-08-21T11:41:54</dc:date>
    <dc:creator>Nicola </dc:creator>
    <meta:editing-duration>PT4H45M44S</meta:editing-duration>
    <meta:editing-cycles>121</meta:editing-cycles>
    <meta:generator>LibreOffice/3.3$Unix LibreOffice_project/330m19$Build-202</meta:generator>
    <meta:document-statistic meta:table-count="0" meta:image-count="0" meta:object-count="0" meta:page-count="3" meta:paragraph-count="60" meta:word-count="437" meta:character-count="2915"/>
  </office:meta>
</office:document-meta>
</file>